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dbf8" officeooo:paragraph-rsid="001adbf8"/>
    </style:style>
    <style:style style:name="P2" style:family="paragraph" style:parent-style-name="Standard">
      <style:text-properties officeooo:rsid="001adbf8" officeooo:paragraph-rsid="001c7afd"/>
    </style:style>
    <style:style style:name="P3" style:family="paragraph" style:parent-style-name="Standard">
      <style:text-properties officeooo:rsid="001c7afd" officeooo:paragraph-rsid="001c7afd"/>
    </style:style>
    <style:style style:name="P4" style:family="paragraph" style:parent-style-name="Standard">
      <style:text-properties fo:font-weight="bold" officeooo:rsid="001adbf8" officeooo:paragraph-rsid="001c7afd" style:font-weight-asian="bold" style:font-weight-complex="bold"/>
    </style:style>
    <style:style style:name="P5" style:family="paragraph" style:parent-style-name="Standard">
      <style:text-properties fo:font-weight="bold" officeooo:rsid="001adbf8" officeooo:paragraph-rsid="001adbf8" style:font-weight-asian="bold" style:font-weight-complex="bold"/>
    </style:style>
    <style:style style:name="P6" style:family="paragraph" style:parent-style-name="Standard">
      <style:text-properties fo:font-weight="bold" officeooo:rsid="001c7afd" officeooo:paragraph-rsid="001c7afd" style:font-weight-asian="bold" style:font-weight-complex="bold"/>
    </style:style>
    <style:style style:name="P7" style:family="paragraph" style:parent-style-name="Standard">
      <style:text-properties fo:font-weight="bold" officeooo:rsid="001c7afd" officeooo:paragraph-rsid="001e0011" style:font-weight-asian="bold" style:font-weight-complex="bold"/>
    </style:style>
    <style:style style:name="P8" style:family="paragraph" style:parent-style-name="Standard">
      <style:text-properties fo:font-weight="bold" officeooo:rsid="001e0011" officeooo:paragraph-rsid="001e0011" style:font-weight-asian="bold" style:font-weight-complex="bold"/>
    </style:style>
    <style:style style:name="P9" style:family="paragraph" style:parent-style-name="Standard">
      <style:text-properties fo:font-weight="bold" officeooo:rsid="001f9cbe" officeooo:paragraph-rsid="001f9cbe" style:font-weight-asian="bold" style:font-weight-complex="bold"/>
    </style:style>
    <style:style style:name="P10" style:family="paragraph" style:parent-style-name="Standard">
      <style:text-properties fo:font-weight="bold" officeooo:rsid="0020397f" officeooo:paragraph-rsid="0020397f" style:font-weight-asian="bold" style:font-weight-complex="bold"/>
    </style:style>
    <style:style style:name="P11" style:family="paragraph" style:parent-style-name="Standard">
      <style:text-properties fo:font-weight="bold" officeooo:rsid="0027a244" officeooo:paragraph-rsid="0027a244" style:font-weight-asian="bold" style:font-weight-complex="bold"/>
    </style:style>
    <style:style style:name="P12" style:family="paragraph" style:parent-style-name="Standard">
      <style:text-properties fo:font-weight="bold" officeooo:rsid="001adbf8" officeooo:paragraph-rsid="001c7afd" fo:background-color="transparent" style:font-weight-asian="bold" style:font-weight-complex="bold"/>
    </style:style>
    <style:style style:name="P13" style:family="paragraph" style:parent-style-name="Standard">
      <style:text-properties fo:font-weight="bold" officeooo:rsid="0020397f" officeooo:paragraph-rsid="0020397f" fo:background-color="transparent" style:font-weight-asian="bold" style:font-weight-complex="bold"/>
    </style:style>
    <style:style style:name="P14" style:family="paragraph" style:parent-style-name="Standard">
      <style:text-properties fo:font-weight="bold" officeooo:rsid="00221b0b" officeooo:paragraph-rsid="00221b0b" fo:background-color="transparent" style:font-weight-asian="bold" style:font-weight-complex="bold"/>
    </style:style>
    <style:style style:name="P15" style:family="paragraph" style:parent-style-name="Standard">
      <style:text-properties fo:font-weight="bold" officeooo:rsid="00238980" officeooo:paragraph-rsid="00238980" fo:background-color="transparent" style:font-weight-asian="bold" style:font-weight-complex="bold"/>
    </style:style>
    <style:style style:name="P16" style:family="paragraph" style:parent-style-name="Standard">
      <style:text-properties fo:font-weight="bold" officeooo:rsid="0027a244" officeooo:paragraph-rsid="0027a244" fo:background-color="transparent" style:font-weight-asian="bold" style:font-weight-complex="bold"/>
    </style:style>
    <style:style style:name="P17" style:family="paragraph" style:parent-style-name="Standard">
      <style:text-properties fo:font-weight="bold" officeooo:rsid="002a6b56" officeooo:paragraph-rsid="002a6b56" fo:background-color="transparent" style:font-weight-asian="bold" style:font-weight-complex="bold"/>
    </style:style>
    <style:style style:name="P18" style:family="paragraph" style:parent-style-name="Standard">
      <style:text-properties fo:font-weight="normal" officeooo:rsid="001c7afd" officeooo:paragraph-rsid="001c7afd" fo:background-color="transparent" style:font-weight-asian="normal" style:font-weight-complex="normal"/>
    </style:style>
    <style:style style:name="P19" style:family="paragraph" style:parent-style-name="Standard">
      <style:text-properties fo:font-weight="normal" officeooo:rsid="001f9cbe" officeooo:paragraph-rsid="00221b0b" fo:background-color="transparent" style:font-weight-asian="normal" style:font-weight-complex="normal"/>
    </style:style>
    <style:style style:name="P20" style:family="paragraph" style:parent-style-name="Standard">
      <style:text-properties fo:font-weight="normal" officeooo:rsid="00221b0b" officeooo:paragraph-rsid="00221b0b" fo:background-color="transparent" style:font-weight-asian="normal" style:font-weight-complex="normal"/>
    </style:style>
    <style:style style:name="P21" style:family="paragraph" style:parent-style-name="Standard">
      <style:text-properties fo:font-weight="normal" officeooo:rsid="00238980" officeooo:paragraph-rsid="00238980" fo:background-color="transparent" style:font-weight-asian="normal" style:font-weight-complex="normal"/>
    </style:style>
    <style:style style:name="P22" style:family="paragraph" style:parent-style-name="Standard">
      <style:text-properties fo:font-weight="normal" officeooo:rsid="002a6b56" officeooo:paragraph-rsid="002a6b56" fo:background-color="transparent" style:font-weight-asian="normal" style:font-weight-complex="normal"/>
    </style:style>
    <style:style style:name="P23" style:family="paragraph" style:parent-style-name="Standard">
      <style:text-properties fo:font-weight="normal" officeooo:rsid="001e0011" officeooo:paragraph-rsid="001e0011" style:font-weight-asian="normal" style:font-weight-complex="normal"/>
    </style:style>
    <style:style style:name="P24" style:family="paragraph" style:parent-style-name="Standard">
      <style:text-properties fo:font-weight="normal" officeooo:rsid="001f9cbe" officeooo:paragraph-rsid="001f9cbe" style:font-weight-asian="normal" style:font-weight-complex="normal"/>
    </style:style>
    <style:style style:name="P25" style:family="paragraph" style:parent-style-name="Standard">
      <style:text-properties fo:font-weight="normal" officeooo:rsid="0020397f" officeooo:paragraph-rsid="0020397f" style:font-weight-asian="normal" style:font-weight-complex="normal"/>
    </style:style>
    <style:style style:name="P26" style:family="paragraph" style:parent-style-name="Standard">
      <style:text-properties fo:font-weight="normal" officeooo:rsid="00238980" officeooo:paragraph-rsid="00267027" fo:background-color="#ffff00" style:font-weight-asian="normal" style:font-weight-complex="normal"/>
    </style:style>
    <style:style style:name="P27" style:family="paragraph" style:parent-style-name="Standard">
      <style:text-properties officeooo:rsid="00238980" officeooo:paragraph-rsid="00238980"/>
    </style:style>
    <style:style style:name="P28" style:family="paragraph" style:parent-style-name="Standard">
      <style:text-properties officeooo:rsid="0027a244" officeooo:paragraph-rsid="0027a244"/>
    </style:style>
    <style:style style:name="P29" style:family="paragraph" style:parent-style-name="Standard">
      <style:text-properties officeooo:rsid="0027a244" officeooo:paragraph-rsid="0028ef6a" fo:background-color="transparent"/>
    </style:style>
    <style:style style:name="P30" style:family="paragraph" style:parent-style-name="Standard">
      <style:text-properties officeooo:rsid="0027a244" officeooo:paragraph-rsid="002a6b56" fo:background-color="transparent"/>
    </style:style>
    <style:style style:name="P31" style:family="paragraph" style:parent-style-name="Standard">
      <style:text-properties officeooo:rsid="0028ef6a" officeooo:paragraph-rsid="0028ef6a" fo:background-color="transparent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28ef6a" fo:background-color="#ffff00" loext:char-shading-value="0"/>
    </style:style>
    <style:style style:name="T4" style:family="text">
      <style:text-properties officeooo:rsid="0028ef6a" fo:background-color="#ffff00" loext:char-shading-value="0"/>
    </style:style>
    <style:style style:name="T5" style:family="text">
      <style:text-properties fo:background-color="#ffffff"/>
    </style:style>
    <style:style style:name="T6" style:family="text">
      <style:text-properties officeooo:rsid="001c7af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238980"/>
    </style:style>
    <style:style style:name="T9" style:family="text">
      <style:text-properties officeooo:rsid="00267027"/>
    </style:style>
    <style:style style:name="T10" style:family="text">
      <style:text-properties officeooo:rsid="0028ef6a"/>
    </style:style>
    <style:style style:name="T11" style:family="text">
      <style:text-properties officeooo:rsid="0028ef6a" fo:background-color="#ffffff"/>
    </style:style>
    <style:style style:name="T12" style:family="text">
      <style:text-properties officeooo:rsid="002a6b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"><text:span text:style-name="T2"/></text:p>
      <text:p text:style-name="P6"><text:span text:style-name="T2"/></text:p>
      <text:p text:style-name="P6"><text:span text:style-name="T2"/></text:p>
      <text:p text:style-name="P8"><text:span text:style-name="T7">/pathtracer -t 8 -s 32 -m 5 -f f.png ../dae/sky/CBspheres_lambertian.dae</text:span> </text:p>
      <text:p text:style-name="P7">Final</text:p>
      <text:p text:style-name="P8">with packet of 8</text:p>
      <text:p text:style-name="P23">[PathTracer] Rendering... 100%! (114.8141s)</text:p>
      <text:p text:style-name="P23"/>
      <text:p text:style-name="P8">with packet of 16</text:p>
      <text:p text:style-name="P23">[PathTracer] Rendering... 100%! (40.5283s)</text:p>
      <text:p text:style-name="P23"/>
      <text:p text:style-name="P8">PROJ 3</text:p>
      <text:p text:style-name="P23">[PathTracer] Rendering... 100%! (77.0448s)</text:p>
      <text:p text:style-name="P23"/>
      <text:p text:style-name="P23"/>
      <text:p text:style-name="P24">./pathtracer -t 8 -s 64 -m 5 -f f.png ../dae/sky/Cbspheres_lambertian.dae</text:p>
      <text:p text:style-name="P9">Final</text:p>
      <text:p text:style-name="P10">with inact pack call</text:p>
      <text:p text:style-name="P24">[PathTracer] Rendering... 100%! <text:span text:style-name="T2">(237.1132s)</text:span></text:p>
      <text:p text:style-name="P13"/>
      <text:p text:style-name="P13"/>
      <text:p text:style-name="P24"/>
      <text:p text:style-name="P9">PROJ 3</text:p>
      <text:p text:style-name="P24"/>
      <text:p text:style-name="P25">[PathTracer] Rendering... 100%! <text:span text:style-name="T2">(163.2447s)</text:span></text:p>
      <text:p text:style-name="P25"><text:span text:style-name="T2"/></text:p>
      <text:p text:style-name="P25"><text:span text:style-name="T2"/></text:p>
      <text:p text:style-name="P19">./pathtracer -t 8 -s 64 -m 5 -f f.png ../dae/sky/Cbspheres_lambertian.dae</text:p>
      <text:p text:style-name="P14">FINAL</text:p>
      <text:p text:style-name="P20">packs have num_samples of rays/<text:span text:style-name="T8">2 and color fix </text:span></text:p>
      <text:p text:style-name="P26">(<text:span text:style-name="T9">86.5988s</text:span>)</text:p>
      <text:p text:style-name="P21"/>
      <text:p text:style-name="P21"/>
      <text:p text:style-name="P15">PROJ 3</text:p>
      <text:p text:style-name="P21">(163.2447s)</text:p>
      <text:p text:style-name="P3"/>
      <text:p text:style-name="P3"/>
      <text:p text:style-name="P3"/>
      <text:p text:style-name="P27">./pathtracer -t 8 -s 64 -m 100 -f f.png ../dae/sky/CBspheres_lambertian.dae </text:p>
      <text:p text:style-name="P27"/>
      <text:p text:style-name="P27">FINAL </text:p>
      <text:p text:style-name="P27">pack num_samples/2 and inact calls</text:p>
      <text:p text:style-name="P27">(107.6408s)</text:p>
      <text:p text:style-name="P27"/>
      <text:p text:style-name="P27">PROJ 3</text:p>
      <text:p text:style-name="P27">(241.6859s)</text:p>
      <text:p text:style-name="P3"/>
      <text:p text:style-name="P3"/>
      <text:p text:style-name="P28"><text:soft-page-break/>./pathtracer -t 8 -s 1024 -m 100 -f final_spheres_s1024_m100.png ../dae/sky/CBspheres_lambertian.dae </text:p>
      <text:p text:style-name="P28"/>
      <text:p text:style-name="P11">FINAL</text:p>
      <text:p text:style-name="P28">[PathTracer] Rendering... 100%! <text:span text:style-name="T2">(1203.7276s) </text:span></text:p>
      <text:p text:style-name="P31"><text:span text:style-name="T10">20.06212666667 </text:span>minutes</text:p>
      <text:p text:style-name="P28"><text:span text:style-name="T2"/></text:p>
      <text:p text:style-name="P16">PROJ 3</text:p>
      <text:p text:style-name="P29">[PathTracer] Rendering... 100%! <text:span text:style-name="T3">(2319.3227s)</text:span></text:p>
      <text:p text:style-name="P31">38.65537833333 minutes</text:p>
      <text:p text:style-name="P31"/>
      <text:p text:style-name="P30">./pathtracer -t 8 -s 1024 -m 100 -f final_<text:span text:style-name="T12">glass</text:span>_s1024_m100.png ../dae/sky/Cbsphere<text:span text:style-name="T12">s</text:span>.dae</text:p>
      <text:p text:style-name="P17">Final</text:p>
      <text:p text:style-name="P22">Rendering... 100%! <text:span text:style-name="T1">(1248.4751s)</text:span></text:p>
      <text:p text:style-name="P22"/>
      <text:p text:style-name="P17">PROJ 3</text:p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 </meta:initial-creator>
    <meta:creation-date>2016-04-25T18:21:13.120192151</meta:creation-date>
    <dc:date>2016-04-28T11:30:09.793100277</dc:date>
    <dc:creator>Matt </dc:creator>
    <meta:editing-duration>PT20H21M37S</meta:editing-duration>
    <meta:editing-cycles>18</meta:editing-cycles>
    <meta:generator>LibreOffice/5.1.2.2$Linux_X86_64 LibreOffice_project/10m0$Build-2</meta:generator>
    <meta:document-statistic meta:table-count="0" meta:image-count="0" meta:object-count="0" meta:page-count="2" meta:paragraph-count="37" meta:word-count="142" meta:character-count="1104" meta:non-whitespace-character-count="993"/>
  </office:meta>
</office:document-meta>
</file>